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text-properties fo:font-size="20pt" style:font-size-asian="20pt" style:font-size-complex="20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text-properties officeooo:rsid="00185673" officeooo:paragraph-rsid="0018567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Titre 1</text:h>
      <text:h text:style-name="Heading_20_2" text:outline-level="2">Titre 2</text:h>
      <text:h text:style-name="Heading_20_3" text:outline-level="3">Titre 3</text:h>
      <text:h text:style-name="Heading_20_4" text:outline-level="4">Titre 4</text:h>
      <text:h text:style-name="Heading_20_5" text:outline-level="5">Titre 5</text:h>
      <text:p text:style-name="P4">Texte normal avec des morceaux <text:span text:style-name="Emphasis">en italique</text:span>, <text:span text:style-name="Strong_20_Emphasis">d’autres en gras</text:span>, <text:span text:style-name="T2">d’autres les deux</text:span>.</text:p>
      <text:p text:style-name="Quotations">Texte citation</text:p>
      <text:p text:style-name="List_20_Contents">Elément 1</text:p>
      <text:p text:style-name="List_20_Contents">Elément 2</text:p>
      <text:p text:style-name="List_20_Contents">Elément 3</text:p>
      <text:p text:style-name="List_20_Contents">Elément A</text:p>
      <text:p text:style-name="List_20_Contents">Elément B</text:p>
      <text:p text:style-name="List_20_Contents">Elément C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.101cm" style:contextual-spacing="false" style:page-number="auto">
        <style:tab-stops/>
      </style:paragraph-properties>
      <style:text-properties fo:font-variant="small-caps" fo:color="#8d281e" loext:opacity="100%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List_20_Contents" style:display-name="List Contents" style:family="paragraph" style:parent-style-name="Standard" style:class="html">
      <style:paragraph-properties fo:margin-left="1cm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3cm" fo:margin-bottom="1.3cm" fo:margin-left="1.3cm" fo:margin-right="1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dddddd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dddddd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4-08-07T20:44:07.513000000</dc:date>
    <meta:editing-duration>PT6M48S</meta:editing-duration>
    <meta:editing-cycles>1</meta:editing-cycles>
    <meta:document-statistic meta:table-count="0" meta:image-count="0" meta:object-count="0" meta:page-count="1" meta:paragraph-count="15" meta:word-count="39" meta:character-count="187" meta:non-whitespace-character-count="161"/>
  </office:meta>
</office:document-meta>
</file>